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witch (LVGL)5" text:continue-numbering="true" text:continue-list="list_Switch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witch (LVGL)6" text:continue-numbering="true" text:continue-list="list_Switch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witch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8" text:continue-numbering="true" text:continue-list="list_Switch (LVG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9" text:continue-numbering="true" text:continue-list="list_Switch (LVG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10" text:continue-numbering="true" text:continue-list="list_Switch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11" text:continue-numbering="true" text:continue-list="list_Switch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3" text:continue-numbering="true" text:continue-list="list_Switch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4" text:continue-numbering="true" text:continue-list="list_Switch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6" text:continue-numbering="true" text:continue-list="list_Switch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7" text:continue-numbering="true" text:continue-list="list_Switch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9" text:continue-numbering="true" text:continue-list="list_Switch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20" text:continue-numbering="true" text:continue-list="list_Switch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22" text:continue-numbering="true" text:continue-list="list_Switch (LVG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3" text:continue-numbering="true" text:continue-list="list_Switch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4" text:continue-numbering="true" text:continue-list="list_Switch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5" text:continue-numbering="true" text:continue-list="list_Switch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6" text:continue-numbering="true" text:continue-list="list_Switch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7" text:continue-numbering="true" text:continue-list="list_Switch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8" text:continue-numbering="true" text:continue-list="list_Switch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9" text:continue-numbering="true" text:continue-list="list_Switch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30" text:continue-numbering="true" text:continue-list="list_Switch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31" text:continue-numbering="true" text:continue-list="list_Switch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32" text:continue-numbering="true" text:continue-list="list_Switch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3" text:continue-numbering="true" text:continue-list="list_Switch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4" text:continue-numbering="true" text:continue-list="list_Switch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5" text:continue-numbering="true" text:continue-list="list_Switch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6" text:continue-numbering="true" text:continue-list="list_Switch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7" text:continue-numbering="true" text:continue-list="list_Switch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8" text:continue-numbering="true" text:continue-list="list_Switch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9" text:continue-numbering="true" text:continue-list="list_Switch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40" text:continue-numbering="true" text:continue-list="list_Switch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41" text:continue-numbering="true" text:continue-list="list_Switch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42" text:continue-numbering="true" text:continue-list="list_Switch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3" text:continue-numbering="true" text:continue-list="list_Switch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4" text:continue-numbering="true" text:continue-list="list_Switch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5" text:continue-numbering="true" text:continue-list="list_Switch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6" text:continue-numbering="true" text:continue-list="list_Switch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48" text:continue-numbering="true" text:continue-list="list_Switch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witch (LVGL)50" text:continue-numbering="true" text:continue-list="list_Switch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witch (LVGL)52" text:continue-numbering="true" text:continue-list="list_Switch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54" text:continue-numbering="true" text:continue-list="list_Switch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55" text:continue-numbering="true" text:continue-list="list_Switch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56" text:continue-numbering="true" text:continue-list="list_Switch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7" text:continue-numbering="true" text:continue-list="list_Switch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58" text:continue-numbering="true" text:continue-list="list_Switch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59" text:continue-numbering="true" text:continue-list="list_Switch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witch (LVGL)60" text:continue-numbering="true" text:continue-list="list_Switch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61" text:continue-numbering="true" text:continue-list="list_Switch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63" text:continue-numbering="true" text:continue-list="list_Switch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64" text:continue-numbering="true" text:continue-list="list_Switch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65" text:continue-numbering="true" text:continue-list="list_Switch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6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